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083in" fo:margin-left="0in" table:align="left"/>
    </style:style>
    <style:style style:name="Table1.A" style:family="table-column">
      <style:table-column-properties style:column-width="2.4083in"/>
    </style:style>
    <style:style style:name="Table1.B" style:family="table-column">
      <style:table-column-properties style:column-width="4.5in"/>
    </style:style>
    <style:style style:name="Table1.1" style:family="table-row">
      <style:table-row-properties style:min-row-height="0.3938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6" style:family="table-row">
      <style:table-row-properties style:min-row-height="0.7319in"/>
    </style:style>
    <style:style style:name="Table1.7" style:family="table-row">
      <style:table-row-properties style:min-row-height="0.8361in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style:text-properties fo:language="nb" fo:country="NO"/>
    </style:style>
    <style:style style:name="P4" style:family="paragraph" style:parent-style-name="Normal">
      <style:text-properties fo:language="nb" fo:country="NO" fo:font-weight="bold" style:font-weight-asian="bold"/>
    </style:style>
    <style:style style:name="P5" style:family="paragraph" style:parent-style-name="Normal">
      <style:paragraph-properties fo:text-align="center" style:justify-single-word="false"/>
      <style:text-properties fo:font-size="14pt" fo:language="nb" fo:country="NO" fo:font-weight="bold" style:font-size-asian="14pt" style:font-weight-asian="bold" style:font-size-complex="14pt"/>
    </style:style>
    <style:style style:name="P6" style:family="paragraph" style:parent-style-name="Normal">
      <style:paragraph-properties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7" style:family="paragraph" style:parent-style-name="Normal">
      <style:paragraph-properties fo:line-height="150%"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8" style:family="paragraph" style:parent-style-name="Normal">
      <style:text-properties fo:font-size="10pt" fo:language="nb" fo:country="NO" fo:font-style="italic" fo:font-weight="bold" style:font-size-asian="10pt" style:font-style-asian="italic" style:font-weight-asian="bold" style:font-size-complex="10pt"/>
    </style:style>
    <style:style style:name="P9" style:family="paragraph" style:parent-style-name="Normal">
      <style:text-properties fo:font-size="10pt" fo:language="nb" fo:country="NO" fo:font-weight="bold" style:font-size-asian="10pt" style:font-weight-asian="bold" style:font-size-complex="10pt"/>
    </style:style>
    <style:style style:name="P10" style:family="paragraph" style:parent-style-name="Normal">
      <style:text-properties fo:font-size="10pt" fo:language="nb" fo:country="NO" style:font-size-asian="10pt" style:font-size-complex="10pt"/>
    </style:style>
    <style:style style:name="P11" style:family="paragraph" style:parent-style-name="Normal">
      <style:text-properties fo:font-size="8pt" fo:language="nb" fo:country="NO" style:font-size-asian="8pt" style:font-size-complex="8pt"/>
    </style:style>
    <style:style style:name="P12" style:family="paragraph" style:parent-style-name="Normal">
      <style:paragraph-properties>
        <style:tab-stops>
          <style:tab-stop style:position="2.5835in"/>
          <style:tab-stop style:position="3.5in"/>
          <style:tab-stop style:position="4.1665in"/>
        </style:tab-stops>
      </style:paragraph-properties>
    </style:style>
    <style:style style:name="P13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font-size="10pt" fo:language="nb" fo:country="NO" style:font-size-asian="10pt" style:font-size-complex="10pt"/>
    </style:style>
    <style:style style:name="P14" style:family="paragraph" style:parent-style-name="Standard">
      <style:text-properties fo:font-size="10pt" fo:language="nb" fo:country="NO" fo:font-weight="bold" style:font-size-asian="10pt" style:font-weight-asian="bold" style:font-size-complex="10pt"/>
    </style:style>
    <style:style style:name="P15" style:family="paragraph" style:parent-style-name="Normal" style:list-style-name="L1">
      <style:text-properties fo:font-size="10pt" fo:language="nb" fo:country="NO" style:font-size-asian="10pt" style:font-size-complex="10pt"/>
    </style:style>
    <style:style style:name="P16" style:family="paragraph" style:parent-style-name="Normal" style:list-style-name="L2">
      <style:text-properties fo:font-size="10pt" fo:language="nb" fo:country="NO" style:font-size-asian="10pt" style:font-size-complex="10pt"/>
    </style:style>
    <style:style style:name="P17" style:family="paragraph" style:parent-style-name="Normal" style:master-page-name="MP0">
      <style:paragraph-properties style:page-number="auto" fo:break-before="page"/>
      <style:text-properties fo:language="nb" fo:country="NO"/>
    </style:style>
    <style:style style:name="P1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style:language-asian="nb" style:country-asian="NO"/>
    </style:style>
    <style:style style:name="T3" style:family="text">
      <style:text-properties fo:font-size="10pt" fo:language="nb" fo:country="NO" fo:font-weight="bold" style:font-size-asian="10pt" style:font-weight-asian="bold" style:font-size-complex="10pt"/>
    </style:style>
    <style:style style:name="T4" style:family="text">
      <style:text-properties fo:font-size="10pt" fo:language="nb" fo:country="NO" fo:font-style="italic" fo:font-weight="bold" style:font-size-asian="10pt" style:font-style-asian="italic" style:font-weight-asian="bold" style:font-size-complex="10pt"/>
    </style:style>
    <style:style style:name="T5" style:family="text">
      <style:text-properties fo:font-size="10pt" fo:language="nb" fo:country="NO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99pt solid #000000" style:writing-mode="lr-tb"/>
    </style:style>
    <text:list-style style:name="L1">
      <text:list-level-style-bullet text:level="1" text:style-name="WW_5f_CharLFO2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current-value="Jonas Sæther Markusse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" form:control-implementation="ooo:com.sun.star.form.component.CheckBox" xml:id="control14" form:id="control14" form:label="Check Box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5" form:id="control15" form:label="Check Box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3"/>
      <text:p text:style-name="P3"/>
      <text:p text:style-name="P3"/>
      <text:p text:style-name="P5">SØKNAD OM Å FÅ AVHANDLINGEN BEDØMT</text:p>
      <text:p text:style-name="P6">Dette skjemaet må leveres SENEST 3 måneder før planlagt disputas,</text:p>
      <text:p text:style-name="P7"><text:s/>og leveres sammen med forslag til bedømmelseskomité.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vn kandidat</text:p>
          </table:table-cell>
          <table:table-cell table:style-name="Table1.A1" office:value-type="string">
            <text:p text:style-name="Normal"><text:span text:style-name="Default_20_Paragraph_20_Font"><text:span text:style-name="T3">     </text:span></text:span><text:span text:style-name="Default_20_Paragraph_20_Font"><text:span text:style-name="T3"><draw:control text:anchor-type="as-char" svg:y="-0.3354in" draw:z-index="1" draw:name="Shape1" draw:style-name="gr2" draw:text-style-name="P18" svg:width="4.2106in" svg:height="0.2287in" draw:control="control1"/></text:span></text:span></text:p>
          </table:table-cell>
        </table:table-row>
        <table:table-row table:style-name="Table1.1">
          <table:table-cell table:style-name="Table1.A1" office:value-type="string">
            <text:p text:style-name="P4">Disputerer for graden</text:p>
          </table:table-cell>
          <table:table-cell table:style-name="Table1.A1" office:value-type="string">
            <text:p text:style-name="Normal"><text:span text:style-name="Default_20_Paragraph_20_Font"><text:span text:style-name="T6"><text:s/></text:span></text:span><text:span text:style-name="Default_20_Paragraph_20_Font"><text:span text:style-name="T6"><draw:control text:anchor-type="as-char" draw:z-index="2" draw:name="Shape2" draw:style-name="gr1" draw:text-style-name="P18" svg:width="0.0961in" svg:height="0.0961in" draw:control="control2"/></text:span></text:span><text:span text:style-name="Default_20_Paragraph_20_Font"><text:span text:style-name="T6">ph.d. <text:s text:c="6"/></text:span></text:span><text:span text:style-name="Default_20_Paragraph_20_Font"><text:span text:style-name="T6"><draw:control text:anchor-type="as-char" draw:z-index="3" draw:name="Shape3" draw:style-name="gr1" draw:text-style-name="P18" svg:width="0.0961in" svg:height="0.0961in" draw:control="control3"/></text:span></text:span><text:span text:style-name="Default_20_Paragraph_20_Font"><text:span text:style-name="T6">dr. philos. <text:s/></text:span></text:span></text:p>
          </table:table-cell>
        </table:table-row>
        <table:table-row table:style-name="Table1.1">
          <table:table-cell table:style-name="Table1.A1" office:value-type="string">
            <text:p text:style-name="P4">Avhandlingens tittel</text:p>
          </table:table-cell>
          <table:table-cell table:style-name="Table1.A1" office:value-type="string">
            <text:p text:style-name="Normal"><text:span text:style-name="Default_20_Paragraph_20_Font"><text:span text:style-name="T3"><draw:control text:anchor-type="as-char" svg:y="0.0264in" draw:z-index="13" draw:name="Shape4" draw:style-name="gr2" draw:text-style-name="P18" svg:width="4.2106in" svg:height="0.2287in" draw:control="control13"/></text:span></text:span><text:span text:style-name="Default_20_Paragraph_20_Font"><text:span text:style-name="T3">     </text:span></text:span></text:p>
          </table:table-cell>
        </table:table-row>
        <table:table-row table:style-name="Table1.1">
          <table:table-cell table:style-name="Table1.A1" office:value-type="string">
            <text:p text:style-name="P4">Avhandlingstype</text:p>
          </table:table-cell>
          <table:table-cell table:style-name="Table1.A1" office:value-type="string">
            <text:p text:style-name="Normal"><text:span text:style-name="Default_20_Paragraph_20_Font"><text:span text:style-name="T3"><draw:control text:anchor-type="as-char" draw:z-index="4" draw:name="Shape5" draw:style-name="gr1" draw:text-style-name="P18" svg:width="0.0961in" svg:height="0.0961in" draw:control="control4"/></text:span></text:span><text:span text:style-name="Default_20_Paragraph_20_Font"><text:span text:style-name="T3">Monografi <text:s text:c="20"/></text:span></text:span><text:span text:style-name="Default_20_Paragraph_20_Font"><text:span text:style-name="T3"><draw:control text:anchor-type="as-char" draw:z-index="5" draw:name="Shape6" draw:style-name="gr1" draw:text-style-name="P18" svg:width="0.0961in" svg:height="0.0961in" draw:control="control5"/></text:span></text:span><text:span text:style-name="Default_20_Paragraph_20_Font"><text:span text:style-name="T3">Artikkelbasert </text:span></text:span></text:p>
            <text:p text:style-name="Normal"><text:span text:style-name="Default_20_Paragraph_20_Font"><text:span text:style-name="T4">Ved artikkelbasert avhandlinger skal medforfattererklæringer ligge ved avhandlingen</text:span></text:span></text:p>
          </table:table-cell>
        </table:table-row>
        <table:table-row table:style-name="Table1.1">
          <table:table-cell table:style-name="Table1.A1" office:value-type="string">
            <text:p text:style-name="P4">Er avhandlingen et fellesarbeid (én avhandling levert i felleskap av flere kandidater)</text:p>
          </table:table-cell>
          <table:table-cell table:style-name="Table1.A1" office:value-type="string">
            <text:p text:style-name="Normal"><text:span text:style-name="Default_20_Paragraph_20_Font"><text:span text:style-name="T3"><draw:control text:anchor-type="as-char" draw:z-index="6" draw:name="Shape7" draw:style-name="gr1" draw:text-style-name="P18" svg:width="0.0961in" svg:height="0.0961in" draw:control="control6"/></text:span></text:span><text:span text:style-name="Default_20_Paragraph_20_Font"><text:span text:style-name="T3">Ja <text:s text:c="11"/></text:span></text:span><text:span text:style-name="Default_20_Paragraph_20_Font"><text:span text:style-name="T3"><draw:control text:anchor-type="as-char" draw:z-index="7" draw:name="Shape8" draw:style-name="gr1" draw:text-style-name="P18" svg:width="0.0961in" svg:height="0.0961in" draw:control="control7"/></text:span></text:span><text:span text:style-name="Default_20_Paragraph_20_Font"><text:span text:style-name="T3"><text:s/>Nei <text:s/></text:span></text:span></text:p>
            <text:p text:style-name="P8">Hvis ja: det må legges ved en redegjørelse for hvilke deler av fellesarbeidet som er kandidatens individuelle bidrag</text:p>
          </table:table-cell>
        </table:table-row>
        <table:table-row table:style-name="Table1.6">
          <table:table-cell table:style-name="Table1.A1" office:value-type="string">
            <text:p text:style-name="P4">Leveres doktorgradsarbeidet inn til bedømmelse for første eller andre gang?</text:p>
          </table:table-cell>
          <table:table-cell table:style-name="Table1.A1" office:value-type="string">
            <text:p text:style-name="Normal"><text:span text:style-name="Default_20_Paragraph_20_Font"><text:span text:style-name="T3"><draw:control text:anchor-type="as-char" draw:z-index="8" draw:name="Shape9" draw:style-name="gr1" draw:text-style-name="P18" svg:width="0.0961in" svg:height="0.0961in" draw:control="control8"/></text:span></text:span><text:span text:style-name="Default_20_Paragraph_20_Font"><text:span text:style-name="T3">Første gang </text:span></text:span></text:p>
            <text:p text:style-name="P9"/>
            <text:p text:style-name="Normal"><text:span text:style-name="Default_20_Paragraph_20_Font"><text:span text:style-name="T3"><draw:control text:anchor-type="as-char" draw:z-index="9" draw:name="Shape10" draw:style-name="gr1" draw:text-style-name="P18" svg:width="0.0961in" svg:height="0.0961in" draw:control="control9"/></text:span></text:span><text:span text:style-name="Default_20_Paragraph_20_Font"><text:span text:style-name="T3">Andre gang </text:span></text:span></text:p>
            <text:p text:style-name="P4"/>
          </table:table-cell>
        </table:table-row>
        <table:table-row table:style-name="Table1.7">
          <table:table-cell table:style-name="Table1.A1" office:value-type="string">
            <text:p text:style-name="P4">Er avhandlingen samtidig levert inn for bedømmelse ved andre institusjoner enn UiO? </text:p>
          </table:table-cell>
          <table:table-cell table:style-name="Table1.A1" office:value-type="string">
            <text:p text:style-name="Normal"><text:span text:style-name="Default_20_Paragraph_20_Font"><text:span text:style-name="T3"><draw:control text:anchor-type="as-char" draw:z-index="10" draw:name="Shape11" draw:style-name="gr1" draw:text-style-name="P18" svg:width="0.0961in" svg:height="0.0961in" draw:control="control10"/></text:span></text:span><text:span text:style-name="Default_20_Paragraph_20_Font"><text:span text:style-name="T3">Ja <text:s/>, oppgi i så fall hvor:      </text:span></text:span></text:p>
            <text:p text:style-name="P14"><draw:control text:anchor-type="as-char" svg:y="-0.3354in" draw:z-index="12" draw:name="Shape12" draw:style-name="gr2" draw:text-style-name="P18" svg:width="4.2106in" svg:height="0.2287in" draw:control="control12"/></text:p>
            <text:p text:style-name="Normal"><text:span text:style-name="Default_20_Paragraph_20_Font"><text:span text:style-name="T3"><draw:control text:anchor-type="as-char" draw:z-index="11" draw:name="Shape13" draw:style-name="gr1" draw:text-style-name="P18" svg:width="0.0961in" svg:height="0.0961in" draw:control="control11"/></text:span></text:span><text:span text:style-name="Default_20_Paragraph_20_Font"><text:span text:style-name="T3">Nei </text:span></text:span></text:p>
          </table:table-cell>
        </table:table-row>
      </table:table>
      <text:p text:style-name="P3"/>
      <text:p text:style-name="P11"/>
      <text:p text:style-name="P3"/>
      <text:p text:style-name="Normal"><text:s text:c="2"/>___________________________</text:p>
      <text:p text:style-name="Normal"><text:s text:c="2"/><text:span text:style-name="Default_20_Paragraph_20_Font"><text:span text:style-name="T7">dato og underskrift doktorgradskandidat</text:span></text:span></text:p>
      <text:p text:style-name="Normal"/>
      <text:p text:style-name="Normal"><text:span text:style-name="Default_20_Paragraph_20_Font"><text:span text:style-name="T5">Følgende </text:span></text:span><text:span text:style-name="Default_20_Paragraph_20_Font"><text:span text:style-name="T3">må</text:span></text:span><text:span text:style-name="Default_20_Paragraph_20_Font"><text:span text:style-name="T5"> </text:span></text:span><text:span text:style-name="Default_20_Paragraph_20_Font"><text:span text:style-name="T3">alltid</text:span></text:span><text:span text:style-name="Default_20_Paragraph_20_Font"><text:span text:style-name="T5"> vedlegges søknaden:</text:span></text:span></text:p>
      <text:list xml:id="list1858293402" text:style-name="L1">
        <text:list-item>
          <text:p text:style-name="P15">3 eksemplarer av avhandlingen (5 eksemplarer av avhandlingen for dr. philos)</text:p>
        </text:list-item>
        <text:list-item>
          <text:p text:style-name="P15">Bekreftelse på bestått opplæringsdel (eget skjema)</text:p>
        </text:list-item>
        <text:list-item>
          <text:p text:style-name="P15">Veileders forslag til bedømmelseskomité (eget skjema)</text:p>
        </text:list-item>
      </text:list>
      <text:p text:style-name="P10"/>
      <text:p text:style-name="Normal"><text:span text:style-name="Default_20_Paragraph_20_Font"><text:span text:style-name="T5">Følgende </text:span></text:span><text:span text:style-name="Default_20_Paragraph_20_Font"><text:span text:style-name="T3">må</text:span></text:span><text:span text:style-name="Default_20_Paragraph_20_Font"><text:span text:style-name="T5"> legges ved </text:span></text:span><text:span text:style-name="Default_20_Paragraph_20_Font"><text:span text:style-name="T3">hvis aktuelt</text:span></text:span><text:span text:style-name="Default_20_Paragraph_20_Font"><text:span text:style-name="T5">:</text:span></text:span></text:p>
      <text:list xml:id="list3580742911" text:style-name="L2">
        <text:list-item>
          <text:p text:style-name="P16">Medforfattererklæringer ved artikkelbasert avhandling for de artikler hvor det er flere forfattere</text:p>
        </text:list-item>
        <text:list-item>
          <text:p text:style-name="P16">En redegjørelse for hvilke deler av avhandlingen som er kandidatens individuelle bidrag i et fellesarbeid (fellesarbeid = 1 avhandling med flere kandidater som forfattere)</text:p>
        </text:list-item>
        <text:list-item>
          <text:p text:style-name="P16">Dokumentasjon på innhenting av nødvendige tillatelser</text:p>
        </text:list-item>
      </text:list>
      <text:p text:style-name="P13"/>
      <text:p text:style-name="P3"/>
      <text:p text:style-name="P3">Grunnenheten beholder eksemplarene av avhandlingen, mens søknaden og resten av vedleggene sendes fakultetet for godkjenning.</text:p>
      <text:p text:style-name="P3"/>
      <text:p text:style-name="P12"><text:span text:style-name="Default_20_Paragraph_20_Font"><text:span text:style-name="T1">Anbefaler grunnenheten søknaden? <text:tab/></text:span></text:span><text:span text:style-name="Default_20_Paragraph_20_Font"><text:span text:style-name="T1"><draw:control text:anchor-type="as-char" draw:z-index="14" draw:name="Shape14" draw:style-name="gr1" draw:text-style-name="P18" svg:width="0.1331in" svg:height="0.1331in" draw:control="control14"/></text:span></text:span><text:span text:style-name="Default_20_Paragraph_20_Font"><text:span text:style-name="T1">JA <text:s text:c="3"/></text:span></text:span><text:span text:style-name="Default_20_Paragraph_20_Font"><text:span text:style-name="T1"><draw:control text:anchor-type="as-char" draw:z-index="15" draw:name="Shape15" draw:style-name="gr1" draw:text-style-name="P18" svg:width="0.1331in" svg:height="0.1331in" draw:control="control15"/></text:span></text:span><text:span text:style-name="Default_20_Paragraph_20_Font"><text:span text:style-name="T1">NEI <text:tab/>Hvis nei, legg ved en begrunnelse.</text:span></text:span></text:p>
      <text:p text:style-name="P3"/>
      <text:p text:style-name="P3"/>
      <text:p text:style-name="P3"><text:s text:c="2"/>_______________________________</text:p>
      <text:p text:style-name="Normal"><text:span text:style-name="Default_20_Paragraph_20_Font"><text:span text:style-name="T1"><text:s/></text:span></text:span><text:span text:style-name="Default_20_Paragraph_20_Font"><text:span text:style-name="T5"><text:s/>dato og underskrift grunnenhetens ph.d.-utval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font-weight="bold" style:font-weight-asian="bold"/>
    </style:style>
    <style:style style:name="MT1" style:family="text">
      <style:text-properties fo:language="nb" fo:country="NO" style:language-asian="nb" style:country-asian="NO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99pt solid #000000"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45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3.4283in" svg:y="0in" svg:width="3.4047in" style:rel-width="scale" svg:height="0.3937in" style:rel-height="scale" draw:z-index="0"><draw:text-box><text:p text:style-name="MP2">Mottatt av instituttet dato:</text:p></draw:text-box></draw:frame><text:span text:style-name="Default_20_Paragraph_20_Fon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ØKNAD OM Å FÅ AVHANDLINGEN BEDØMT</dc:title>
    <meta:initial-creator>Merethe Bremer</meta:initial-creator>
    <meta:creation-date>2011-03-24T18:20:00Z</meta:creation-date>
    <dc:date>2022-05-15T22:35:27.908764550</dc:date>
    <meta:print-date>2007-07-13T12:46:00Z</meta:print-date>
    <meta:editing-cycles>6</meta:editing-cycles>
    <meta:editing-duration>PT7M6S</meta:editing-duration>
    <meta:document-statistic meta:table-count="1" meta:image-count="0" meta:object-count="0" meta:page-count="1" meta:paragraph-count="37" meta:word-count="233" meta:character-count="1789" meta:non-whitespace-character-count="1517"/>
    <meta:template xlink:type="simple" xlink:actuate="onRequest" xlink:title="" xlink:href="Normal.dotm"/>
  </office:meta>
</office:document-meta>
</file>